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5.56pt"/>
    </style:style>
    <style:style style:name="co3" style:family="table-column">
      <style:table-column-properties fo:break-before="auto" style:column-width="63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gpu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cpu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intel core i7 3632qm @ 2.2GHz (3.0 GHz)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.114654" calcext:value-type="float">
            <text:p>5.114654</text:p>
          </table:table-cell>
          <table:table-cell office:value-type="float" office:value="5.112182" calcext:value-type="float">
            <text:p>5.112182</text:p>
          </table:table-cell>
          <table:table-cell office:value-type="float" office:value="5.108872" calcext:value-type="float">
            <text:p>5.108872</text:p>
          </table:table-cell>
          <table:table-cell office:value-type="float" office:value="5.109994" calcext:value-type="float">
            <text:p>5.109994</text:p>
          </table:table-cell>
          <table:table-cell office:value-type="float" office:value="5.109996" calcext:value-type="float">
            <text:p>5.109996</text:p>
          </table:table-cell>
          <table:table-cell table:formula="of:=SUM([.B2:.F2])/5" office:value-type="float" office:value="5.1111396" calcext:value-type="float">
            <text:p>5.1111396</text:p>
          </table:table-cell>
          <table:table-cell office:value-type="float" office:value="32.24182" calcext:value-type="float">
            <text:p>32.24182</text:p>
          </table:table-cell>
          <table:table-cell office:value-type="float" office:value="32.474466" calcext:value-type="float">
            <text:p>32.474466</text:p>
          </table:table-cell>
          <table:table-cell office:value-type="float" office:value="33.32417" calcext:value-type="float">
            <text:p>33.32417</text:p>
          </table:table-cell>
          <table:table-cell office:value-type="float" office:value="33.253799" calcext:value-type="float">
            <text:p>33.253799</text:p>
          </table:table-cell>
          <table:table-cell office:value-type="float" office:value="32.32902" calcext:value-type="float">
            <text:p>32.32902</text:p>
          </table:table-cell>
          <table:table-cell table:formula="of:=SUM([.H2:.L2])/5" office:value-type="float" office:value="32.724655" calcext:value-type="float">
            <text:p>32.724655</text:p>
          </table:table-cell>
          <table:table-cell table:formula="of:=[.M2]/[.G2]" office:value-type="float" office:value="6.40261420368953" calcext:value-type="float">
            <text:p>6.4026142037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GeForce GT 645M 2GB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.565664" calcext:value-type="float">
            <text:p>2.565664</text:p>
          </table:table-cell>
          <table:table-cell office:value-type="float" office:value="2.565408" calcext:value-type="float">
            <text:p>2.565408</text:p>
          </table:table-cell>
          <table:table-cell office:value-type="float" office:value="2.565639" calcext:value-type="float">
            <text:p>2.565639</text:p>
          </table:table-cell>
          <table:table-cell office:value-type="float" office:value="2.56237" calcext:value-type="float">
            <text:p>2.56237</text:p>
          </table:table-cell>
          <table:table-cell office:value-type="float" office:value="2.567664" calcext:value-type="float">
            <text:p>2.567664</text:p>
          </table:table-cell>
          <table:table-cell table:formula="of:=SUM([.B3:.F3])/5" office:value-type="float" office:value="2.565349" calcext:value-type="float">
            <text:p>2.565349</text:p>
          </table:table-cell>
          <table:table-cell office:value-type="float" office:value="16.297105" calcext:value-type="float">
            <text:p>16.297105</text:p>
          </table:table-cell>
          <table:table-cell office:value-type="float" office:value="16.24588" calcext:value-type="float">
            <text:p>16.24588</text:p>
          </table:table-cell>
          <table:table-cell office:value-type="float" office:value="16.390898" calcext:value-type="float">
            <text:p>16.390898</text:p>
          </table:table-cell>
          <table:table-cell office:value-type="float" office:value="16.143905" calcext:value-type="float">
            <text:p>16.143905</text:p>
          </table:table-cell>
          <table:table-cell office:value-type="float" office:value="16.29302" calcext:value-type="float">
            <text:p>16.29302</text:p>
          </table:table-cell>
          <table:table-cell table:formula="of:=SUM([.H3:.L3])/5" office:value-type="float" office:value="16.2741616" calcext:value-type="float">
            <text:p>16.2741616</text:p>
          </table:table-cell>
          <table:table-cell table:formula="of:=[.M3]/[.G3]" office:value-type="float" office:value="6.34383922031661" calcext:value-type="float">
            <text:p>6.343839220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295332" calcext:value-type="float">
            <text:p>1.295332</text:p>
          </table:table-cell>
          <table:table-cell office:value-type="float" office:value="1.293753" calcext:value-type="float">
            <text:p>1.293753</text:p>
          </table:table-cell>
          <table:table-cell office:value-type="float" office:value="1.294838" calcext:value-type="float">
            <text:p>1.294838</text:p>
          </table:table-cell>
          <table:table-cell office:value-type="float" office:value="1.293925" calcext:value-type="float">
            <text:p>1.293925</text:p>
          </table:table-cell>
          <table:table-cell office:value-type="float" office:value="1.296073" calcext:value-type="float">
            <text:p>1.296073</text:p>
          </table:table-cell>
          <table:table-cell table:formula="of:=SUM([.B4:.F4])/5" office:value-type="float" office:value="1.2947842" calcext:value-type="float">
            <text:p>1.2947842</text:p>
          </table:table-cell>
          <table:table-cell office:value-type="float" office:value="8.347233" calcext:value-type="float">
            <text:p>8.347233</text:p>
          </table:table-cell>
          <table:table-cell office:value-type="float" office:value="8.297374" calcext:value-type="float">
            <text:p>8.297374</text:p>
          </table:table-cell>
          <table:table-cell office:value-type="float" office:value="8.176011" calcext:value-type="float">
            <text:p>8.176011</text:p>
          </table:table-cell>
          <table:table-cell office:value-type="float" office:value="8.238936" calcext:value-type="float">
            <text:p>8.238936</text:p>
          </table:table-cell>
          <table:table-cell office:value-type="float" office:value="8.255173" calcext:value-type="float">
            <text:p>8.255173</text:p>
          </table:table-cell>
          <table:table-cell table:formula="of:=SUM([.H4:.L4])/5" office:value-type="float" office:value="8.2629454" calcext:value-type="float">
            <text:p>8.2629454</text:p>
          </table:table-cell>
          <table:table-cell table:formula="of:=[.M4]/[.G4]" office:value-type="float" office:value="6.38171627364622" calcext:value-type="float">
            <text:p>6.381716273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72247" calcext:value-type="float">
            <text:p>0.672247</text:p>
          </table:table-cell>
          <table:table-cell office:value-type="float" office:value="0.671966" calcext:value-type="float">
            <text:p>0.671966</text:p>
          </table:table-cell>
          <table:table-cell office:value-type="float" office:value="0.67142" calcext:value-type="float">
            <text:p>0.67142</text:p>
          </table:table-cell>
          <table:table-cell office:value-type="float" office:value="0.67036" calcext:value-type="float">
            <text:p>0.67036</text:p>
          </table:table-cell>
          <table:table-cell office:value-type="float" office:value="0.6704" calcext:value-type="float">
            <text:p>0.6704</text:p>
          </table:table-cell>
          <table:table-cell table:formula="of:=SUM([.B5:.F5])/5" office:value-type="float" office:value="0.6712786" calcext:value-type="float">
            <text:p>0.6712786</text:p>
          </table:table-cell>
          <table:table-cell office:value-type="float" office:value="4.192772" calcext:value-type="float">
            <text:p>4.192772</text:p>
          </table:table-cell>
          <table:table-cell office:value-type="float" office:value="4.229663" calcext:value-type="float">
            <text:p>4.229663</text:p>
          </table:table-cell>
          <table:table-cell office:value-type="float" office:value="4.250732" calcext:value-type="float">
            <text:p>4.250732</text:p>
          </table:table-cell>
          <table:table-cell office:value-type="float" office:value="4.165588" calcext:value-type="float">
            <text:p>4.165588</text:p>
          </table:table-cell>
          <table:table-cell office:value-type="float" office:value="4.224043" calcext:value-type="float">
            <text:p>4.224043</text:p>
          </table:table-cell>
          <table:table-cell table:formula="of:=SUM([.H5:.L5])/5" office:value-type="float" office:value="4.2125596" calcext:value-type="float">
            <text:p>4.2125596</text:p>
          </table:table-cell>
          <table:table-cell table:formula="of:=[.M5]/[.G5]" office:value-type="float" office:value="6.27542662614301" calcext:value-type="float">
            <text:p>6.275426626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60231" calcext:value-type="float">
            <text:p>0.360231</text:p>
          </table:table-cell>
          <table:table-cell office:value-type="float" office:value="0.361123" calcext:value-type="float">
            <text:p>0.361123</text:p>
          </table:table-cell>
          <table:table-cell office:value-type="float" office:value="0.360648" calcext:value-type="float">
            <text:p>0.360648</text:p>
          </table:table-cell>
          <table:table-cell office:value-type="float" office:value="0.360066" calcext:value-type="float">
            <text:p>0.360066</text:p>
          </table:table-cell>
          <table:table-cell office:value-type="float" office:value="0.360062" calcext:value-type="float">
            <text:p>0.360062</text:p>
          </table:table-cell>
          <table:table-cell table:formula="of:=SUM([.B6:.F6])/5" office:value-type="float" office:value="0.360426" calcext:value-type="float">
            <text:p>0.360426</text:p>
          </table:table-cell>
          <table:table-cell office:value-type="float" office:value="2.99147" calcext:value-type="float">
            <text:p>2.99147</text:p>
          </table:table-cell>
          <table:table-cell office:value-type="float" office:value="2.136373" calcext:value-type="float">
            <text:p>2.136373</text:p>
          </table:table-cell>
          <table:table-cell office:value-type="float" office:value="2.84392" calcext:value-type="float">
            <text:p>2.84392</text:p>
          </table:table-cell>
          <table:table-cell office:value-type="float" office:value="2.96087" calcext:value-type="float">
            <text:p>2.96087</text:p>
          </table:table-cell>
          <table:table-cell office:value-type="float" office:value="2.105285" calcext:value-type="float">
            <text:p>2.105285</text:p>
          </table:table-cell>
          <table:table-cell table:formula="of:=SUM([.H6:.L6])/5" office:value-type="float" office:value="2.6075836" calcext:value-type="float">
            <text:p>2.6075836</text:p>
          </table:table-cell>
          <table:table-cell table:formula="of:=[.M6]/[.G6]" office:value-type="float" office:value="7.23472668453441" calcext:value-type="float">
            <text:p>7.2347266845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14927" calcext:value-type="float">
            <text:p>0.214927</text:p>
          </table:table-cell>
          <table:table-cell office:value-type="float" office:value="0.215343" calcext:value-type="float">
            <text:p>0.215343</text:p>
          </table:table-cell>
          <table:table-cell office:value-type="float" office:value="0.215731" calcext:value-type="float">
            <text:p>0.215731</text:p>
          </table:table-cell>
          <table:table-cell office:value-type="float" office:value="0.214783" calcext:value-type="float">
            <text:p>0.214783</text:p>
          </table:table-cell>
          <table:table-cell office:value-type="float" office:value="0.215611" calcext:value-type="float">
            <text:p>0.215611</text:p>
          </table:table-cell>
          <table:table-cell table:formula="of:=SUM([.B7:.F7])/5" office:value-type="float" office:value="0.215279" calcext:value-type="float">
            <text:p>0.215279</text:p>
          </table:table-cell>
          <table:table-cell office:value-type="float" office:value="1.50736" calcext:value-type="float">
            <text:p>1.50736</text:p>
          </table:table-cell>
          <table:table-cell office:value-type="float" office:value="1.142811" calcext:value-type="float">
            <text:p>1.142811</text:p>
          </table:table-cell>
          <table:table-cell office:value-type="float" office:value="1.62422" calcext:value-type="float">
            <text:p>1.62422</text:p>
          </table:table-cell>
          <table:table-cell office:value-type="float" office:value="1.129029" calcext:value-type="float">
            <text:p>1.129029</text:p>
          </table:table-cell>
          <table:table-cell office:value-type="float" office:value="1.91438" calcext:value-type="float">
            <text:p>1.91438</text:p>
          </table:table-cell>
          <table:table-cell table:formula="of:=SUM([.H7:.L7])/5" office:value-type="float" office:value="1.46356" calcext:value-type="float">
            <text:p>1.46356</text:p>
          </table:table-cell>
          <table:table-cell table:formula="of:=[.M7]/[.G7]" office:value-type="float" office:value="6.79843366050567" calcext:value-type="float">
            <text:p>6.798433660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45837" calcext:value-type="float">
            <text:p>0.145837</text:p>
          </table:table-cell>
          <table:table-cell office:value-type="float" office:value="0.143319" calcext:value-type="float">
            <text:p>0.143319</text:p>
          </table:table-cell>
          <table:table-cell office:value-type="float" office:value="0.143308" calcext:value-type="float">
            <text:p>0.143308</text:p>
          </table:table-cell>
          <table:table-cell office:value-type="float" office:value="0.143861" calcext:value-type="float">
            <text:p>0.143861</text:p>
          </table:table-cell>
          <table:table-cell office:value-type="float" office:value="0.143976" calcext:value-type="float">
            <text:p>0.143976</text:p>
          </table:table-cell>
          <table:table-cell table:formula="of:=SUM([.B8:.F8])/5" office:value-type="float" office:value="0.1440602" calcext:value-type="float">
            <text:p>0.1440602</text:p>
          </table:table-cell>
          <table:table-cell office:value-type="float" office:value="0.564748" calcext:value-type="float">
            <text:p>0.564748</text:p>
          </table:table-cell>
          <table:table-cell office:value-type="float" office:value="0.576101" calcext:value-type="float">
            <text:p>0.576101</text:p>
          </table:table-cell>
          <table:table-cell office:value-type="float" office:value="0.534802" calcext:value-type="float">
            <text:p>0.534802</text:p>
          </table:table-cell>
          <table:table-cell office:value-type="float" office:value="0.594994" calcext:value-type="float">
            <text:p>0.594994</text:p>
          </table:table-cell>
          <table:table-cell office:value-type="float" office:value="0.596443" calcext:value-type="float">
            <text:p>0.596443</text:p>
          </table:table-cell>
          <table:table-cell table:formula="of:=SUM([.H8:.L8])/5" office:value-type="float" office:value="0.5734176" calcext:value-type="float">
            <text:p>0.5734176</text:p>
          </table:table-cell>
          <table:table-cell table:formula="of:=[.M8]/[.G8]" office:value-type="float" office:value="3.98040263723082" calcext:value-type="float">
            <text:p>3.980402637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17143" calcext:value-type="float">
            <text:p>0.117143</text:p>
          </table:table-cell>
          <table:table-cell office:value-type="float" office:value="0.112494" calcext:value-type="float">
            <text:p>0.112494</text:p>
          </table:table-cell>
          <table:table-cell office:value-type="float" office:value="0.111032" calcext:value-type="float">
            <text:p>0.111032</text:p>
          </table:table-cell>
          <table:table-cell office:value-type="float" office:value="0.111855" calcext:value-type="float">
            <text:p>0.111855</text:p>
          </table:table-cell>
          <table:table-cell office:value-type="float" office:value="0.11164" calcext:value-type="float">
            <text:p>0.11164</text:p>
          </table:table-cell>
          <table:table-cell table:formula="of:=SUM([.B9:.F9])/5" office:value-type="float" office:value="0.1128328" calcext:value-type="float">
            <text:p>0.1128328</text:p>
          </table:table-cell>
          <table:table-cell office:value-type="float" office:value="0.277084" calcext:value-type="float">
            <text:p>0.277084</text:p>
          </table:table-cell>
          <table:table-cell office:value-type="float" office:value="0.3272" calcext:value-type="float">
            <text:p>0.3272</text:p>
          </table:table-cell>
          <table:table-cell office:value-type="float" office:value="0.326179" calcext:value-type="float">
            <text:p>0.326179</text:p>
          </table:table-cell>
          <table:table-cell office:value-type="float" office:value="0.338395" calcext:value-type="float">
            <text:p>0.338395</text:p>
          </table:table-cell>
          <table:table-cell office:value-type="float" office:value="0.270903" calcext:value-type="float">
            <text:p>0.270903</text:p>
          </table:table-cell>
          <table:table-cell table:formula="of:=SUM([.H9:.L9])/5" office:value-type="float" office:value="0.3079522" calcext:value-type="float">
            <text:p>0.3079522</text:p>
          </table:table-cell>
          <table:table-cell table:formula="of:=[.M9]/[.G9]" office:value-type="float" office:value="2.72927907487894" calcext:value-type="float">
            <text:p>2.7292790749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01147" calcext:value-type="float">
            <text:p>0.101147</text:p>
          </table:table-cell>
          <table:table-cell office:value-type="float" office:value="0.094361" calcext:value-type="float">
            <text:p>0.094361</text:p>
          </table:table-cell>
          <table:table-cell office:value-type="float" office:value="0.094899" calcext:value-type="float">
            <text:p>0.094899</text:p>
          </table:table-cell>
          <table:table-cell office:value-type="float" office:value="0.095911" calcext:value-type="float">
            <text:p>0.095911</text:p>
          </table:table-cell>
          <table:table-cell office:value-type="float" office:value="0.094526" calcext:value-type="float">
            <text:p>0.094526</text:p>
          </table:table-cell>
          <table:table-cell table:formula="of:=SUM([.B10:.F10])/5" office:value-type="float" office:value="0.0961688" calcext:value-type="float">
            <text:p>0.0961688</text:p>
          </table:table-cell>
          <table:table-cell office:value-type="float" office:value="0.131661" calcext:value-type="float">
            <text:p>0.131661</text:p>
          </table:table-cell>
          <table:table-cell office:value-type="float" office:value="0.17875" calcext:value-type="float">
            <text:p>0.17875</text:p>
          </table:table-cell>
          <table:table-cell office:value-type="float" office:value="0.196289" calcext:value-type="float">
            <text:p>0.196289</text:p>
          </table:table-cell>
          <table:table-cell office:value-type="float" office:value="0.197223" calcext:value-type="float">
            <text:p>0.197223</text:p>
          </table:table-cell>
          <table:table-cell office:value-type="float" office:value="0.144101" calcext:value-type="float">
            <text:p>0.144101</text:p>
          </table:table-cell>
          <table:table-cell table:formula="of:=SUM([.H10:.L10])/5" office:value-type="float" office:value="0.1696048" calcext:value-type="float">
            <text:p>0.1696048</text:p>
          </table:table-cell>
          <table:table-cell table:formula="of:=[.M10]/[.G10]" office:value-type="float" office:value="1.76361564249528" calcext:value-type="float">
            <text:p>1.763615642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82384" calcext:value-type="float">
            <text:p>0.082384</text:p>
          </table:table-cell>
          <table:table-cell office:value-type="float" office:value="0.080488" calcext:value-type="float">
            <text:p>0.080488</text:p>
          </table:table-cell>
          <table:table-cell office:value-type="float" office:value="0.08139" calcext:value-type="float">
            <text:p>0.08139</text:p>
          </table:table-cell>
          <table:table-cell office:value-type="float" office:value="0.079803" calcext:value-type="float">
            <text:p>0.079803</text:p>
          </table:table-cell>
          <table:table-cell office:value-type="float" office:value="0.079089" calcext:value-type="float">
            <text:p>0.079089</text:p>
          </table:table-cell>
          <table:table-cell table:formula="of:=SUM([.B11:.F11])/5" office:value-type="float" office:value="0.0806308" calcext:value-type="float">
            <text:p>0.0806308</text:p>
          </table:table-cell>
          <table:table-cell office:value-type="float" office:value="0.094826" calcext:value-type="float">
            <text:p>0.094826</text:p>
          </table:table-cell>
          <table:table-cell office:value-type="float" office:value="0.120253" calcext:value-type="float">
            <text:p>0.120253</text:p>
          </table:table-cell>
          <table:table-cell office:value-type="float" office:value="0.080744" calcext:value-type="float">
            <text:p>0.080744</text:p>
          </table:table-cell>
          <table:table-cell office:value-type="float" office:value="0.109283" calcext:value-type="float">
            <text:p>0.109283</text:p>
          </table:table-cell>
          <table:table-cell office:value-type="float" office:value="0.117006" calcext:value-type="float">
            <text:p>0.117006</text:p>
          </table:table-cell>
          <table:table-cell table:formula="of:=SUM([.H11:.L11])/5" office:value-type="float" office:value="0.1044224" calcext:value-type="float">
            <text:p>0.1044224</text:p>
          </table:table-cell>
          <table:table-cell table:formula="of:=[.M11]/[.G11]" office:value-type="float" office:value="1.29506838577814" calcext:value-type="float">
            <text:p>1.295068385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73455" calcext:value-type="float">
            <text:p>0.073455</text:p>
          </table:table-cell>
          <table:table-cell office:value-type="float" office:value="0.071671" calcext:value-type="float">
            <text:p>0.071671</text:p>
          </table:table-cell>
          <table:table-cell office:value-type="float" office:value="0.070715" calcext:value-type="float">
            <text:p>0.070715</text:p>
          </table:table-cell>
          <table:table-cell office:value-type="float" office:value="0.070538" calcext:value-type="float">
            <text:p>0.070538</text:p>
          </table:table-cell>
          <table:table-cell office:value-type="float" office:value="0.070892" calcext:value-type="float">
            <text:p>0.070892</text:p>
          </table:table-cell>
          <table:table-cell table:formula="of:=SUM([.B12:.F12])/5" office:value-type="float" office:value="0.0714542" calcext:value-type="float">
            <text:p>0.0714542</text:p>
          </table:table-cell>
          <table:table-cell office:value-type="float" office:value="0.063719" calcext:value-type="float">
            <text:p>0.063719</text:p>
          </table:table-cell>
          <table:table-cell office:value-type="float" office:value="0.062333" calcext:value-type="float">
            <text:p>0.062333</text:p>
          </table:table-cell>
          <table:table-cell office:value-type="float" office:value="0.071034" calcext:value-type="float">
            <text:p>0.071034</text:p>
          </table:table-cell>
          <table:table-cell office:value-type="float" office:value="0.07109" calcext:value-type="float">
            <text:p>0.07109</text:p>
          </table:table-cell>
          <table:table-cell office:value-type="float" office:value="0.067973" calcext:value-type="float">
            <text:p>0.067973</text:p>
          </table:table-cell>
          <table:table-cell table:formula="of:=SUM([.H12:.L12])/5" office:value-type="float" office:value="0.0672298" calcext:value-type="float">
            <text:p>0.0672298</text:p>
          </table:table-cell>
          <table:table-cell table:formula="of:=[.M12]/[.G12]" office:value-type="float" office:value="0.940879612395073" calcext:value-type="float">
            <text:p>0.9408796124</text:p>
          </table:table-cell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gpu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cpu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intel xeon x5650 @ 2.67 GHz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744794" calcext:value-type="float">
            <text:p>1.744794</text:p>
          </table:table-cell>
          <table:table-cell office:value-type="float" office:value="1.746448" calcext:value-type="float">
            <text:p>1.746448</text:p>
          </table:table-cell>
          <table:table-cell office:value-type="float" office:value="1.743142" calcext:value-type="float">
            <text:p>1.743142</text:p>
          </table:table-cell>
          <table:table-cell office:value-type="float" office:value="1.744681" calcext:value-type="float">
            <text:p>1.744681</text:p>
          </table:table-cell>
          <table:table-cell office:value-type="float" office:value="1.745585" calcext:value-type="float">
            <text:p>1.745585</text:p>
          </table:table-cell>
          <table:table-cell table:formula="of:=SUM([.B16:.F16])/5" office:value-type="float" office:value="1.74493" calcext:value-type="float">
            <text:p>1.74493</text:p>
          </table:table-cell>
          <table:table-cell office:value-type="float" office:value="75.704397" calcext:value-type="float">
            <text:p>75.704397</text:p>
          </table:table-cell>
          <table:table-cell office:value-type="float" office:value="74.883374" calcext:value-type="float">
            <text:p>74.883374</text:p>
          </table:table-cell>
          <table:table-cell office:value-type="float" office:value="74.699982" calcext:value-type="float">
            <text:p>74.699982</text:p>
          </table:table-cell>
          <table:table-cell office:value-type="float" office:value="79.202088" calcext:value-type="float">
            <text:p>79.202088</text:p>
          </table:table-cell>
          <table:table-cell office:value-type="float" office:value="74.839602" calcext:value-type="float">
            <text:p>74.839602</text:p>
          </table:table-cell>
          <table:table-cell table:formula="of:=SUM([.H16:.L16])/5" office:value-type="float" office:value="75.8658886" calcext:value-type="float">
            <text:p>75.8658886</text:p>
          </table:table-cell>
          <table:table-cell table:formula="of:=[.M16]/[.G16]" office:value-type="float" office:value="43.4778980245626" calcext:value-type="float">
            <text:p>43.4778980246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GeForce GTX 980 4GB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859111" calcext:value-type="float">
            <text:p>0.859111</text:p>
          </table:table-cell>
          <table:table-cell office:value-type="float" office:value="0.857993" calcext:value-type="float">
            <text:p>0.857993</text:p>
          </table:table-cell>
          <table:table-cell office:value-type="float" office:value="0.858757" calcext:value-type="float">
            <text:p>0.858757</text:p>
          </table:table-cell>
          <table:table-cell office:value-type="float" office:value="0.856832" calcext:value-type="float">
            <text:p>0.856832</text:p>
          </table:table-cell>
          <table:table-cell office:value-type="float" office:value="0.857444" calcext:value-type="float">
            <text:p>0.857444</text:p>
          </table:table-cell>
          <table:table-cell table:formula="of:=SUM([.B17:.F17])/5" office:value-type="float" office:value="0.8580274" calcext:value-type="float">
            <text:p>0.8580274</text:p>
          </table:table-cell>
          <table:table-cell office:value-type="float" office:value="39.597713" calcext:value-type="float">
            <text:p>39.597713</text:p>
          </table:table-cell>
          <table:table-cell office:value-type="float" office:value="36.972986" calcext:value-type="float">
            <text:p>36.972986</text:p>
          </table:table-cell>
          <table:table-cell office:value-type="float" office:value="37.035019" calcext:value-type="float">
            <text:p>37.035019</text:p>
          </table:table-cell>
          <table:table-cell office:value-type="float" office:value="37.00145" calcext:value-type="float">
            <text:p>37.00145</text:p>
          </table:table-cell>
          <table:table-cell office:value-type="float" office:value="39.556701" calcext:value-type="float">
            <text:p>39.556701</text:p>
          </table:table-cell>
          <table:table-cell table:formula="of:=SUM([.H17:.L17])/5" office:value-type="float" office:value="38.0327738" calcext:value-type="float">
            <text:p>38.0327738</text:p>
          </table:table-cell>
          <table:table-cell table:formula="of:=[.M17]/[.G17]" office:value-type="float" office:value="44.3258266577501" calcext:value-type="float">
            <text:p>44.3258266578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20591" calcext:value-type="float">
            <text:p>0.420591</text:p>
          </table:table-cell>
          <table:table-cell office:value-type="float" office:value="0.420816" calcext:value-type="float">
            <text:p>0.420816</text:p>
          </table:table-cell>
          <table:table-cell office:value-type="float" office:value="0.419534" calcext:value-type="float">
            <text:p>0.419534</text:p>
          </table:table-cell>
          <table:table-cell office:value-type="float" office:value="0.418762" calcext:value-type="float">
            <text:p>0.418762</text:p>
          </table:table-cell>
          <table:table-cell office:value-type="float" office:value="0.419104" calcext:value-type="float">
            <text:p>0.419104</text:p>
          </table:table-cell>
          <table:table-cell table:formula="of:=SUM([.B18:.F18])/5" office:value-type="float" office:value="0.4197614" calcext:value-type="float">
            <text:p>0.4197614</text:p>
          </table:table-cell>
          <table:table-cell office:value-type="float" office:value="18.818629" calcext:value-type="float">
            <text:p>18.818629</text:p>
          </table:table-cell>
          <table:table-cell office:value-type="float" office:value="18.537999" calcext:value-type="float">
            <text:p>18.537999</text:p>
          </table:table-cell>
          <table:table-cell office:value-type="float" office:value="19.753863" calcext:value-type="float">
            <text:p>19.753863</text:p>
          </table:table-cell>
          <table:table-cell office:value-type="float" office:value="18.538628" calcext:value-type="float">
            <text:p>18.538628</text:p>
          </table:table-cell>
          <table:table-cell office:value-type="float" office:value="18.786584" calcext:value-type="float">
            <text:p>18.786584</text:p>
          </table:table-cell>
          <table:table-cell table:formula="of:=SUM([.H18:.L18])/5" office:value-type="float" office:value="18.8871406" calcext:value-type="float">
            <text:p>18.8871406</text:p>
          </table:table-cell>
          <table:table-cell table:formula="of:=[.M18]/[.G18]" office:value-type="float" office:value="44.9949437942603" calcext:value-type="float">
            <text:p>44.994943794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1586" calcext:value-type="float">
            <text:p>0.21586</text:p>
          </table:table-cell>
          <table:table-cell office:value-type="float" office:value="0.212998" calcext:value-type="float">
            <text:p>0.212998</text:p>
          </table:table-cell>
          <table:table-cell office:value-type="float" office:value="0.21341" calcext:value-type="float">
            <text:p>0.21341</text:p>
          </table:table-cell>
          <table:table-cell office:value-type="float" office:value="0.214745" calcext:value-type="float">
            <text:p>0.214745</text:p>
          </table:table-cell>
          <table:table-cell office:value-type="float" office:value="0.214762" calcext:value-type="float">
            <text:p>0.214762</text:p>
          </table:table-cell>
          <table:table-cell table:formula="of:=SUM([.B19:.F19])/5" office:value-type="float" office:value="0.214355" calcext:value-type="float">
            <text:p>0.214355</text:p>
          </table:table-cell>
          <table:table-cell office:value-type="float" office:value="10.247707" calcext:value-type="float">
            <text:p>10.247707</text:p>
          </table:table-cell>
          <table:table-cell office:value-type="float" office:value="9.570423" calcext:value-type="float">
            <text:p>9.570423</text:p>
          </table:table-cell>
          <table:table-cell office:value-type="float" office:value="9.55313" calcext:value-type="float">
            <text:p>9.55313</text:p>
          </table:table-cell>
          <table:table-cell office:value-type="float" office:value="9.555169" calcext:value-type="float">
            <text:p>9.555169</text:p>
          </table:table-cell>
          <table:table-cell office:value-type="float" office:value="9.560019" calcext:value-type="float">
            <text:p>9.560019</text:p>
          </table:table-cell>
          <table:table-cell table:formula="of:=SUM([.H19:.L19])/5" office:value-type="float" office:value="9.6972896" calcext:value-type="float">
            <text:p>9.6972896</text:p>
          </table:table-cell>
          <table:table-cell table:formula="of:=[.M19]/[.G19]" office:value-type="float" office:value="45.2393907303305" calcext:value-type="float">
            <text:p>45.2393907303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14799" calcext:value-type="float">
            <text:p>0.114799</text:p>
          </table:table-cell>
          <table:table-cell office:value-type="float" office:value="0.114169" calcext:value-type="float">
            <text:p>0.114169</text:p>
          </table:table-cell>
          <table:table-cell office:value-type="float" office:value="0.11342" calcext:value-type="float">
            <text:p>0.11342</text:p>
          </table:table-cell>
          <table:table-cell office:value-type="float" office:value="0.113227" calcext:value-type="float">
            <text:p>0.113227</text:p>
          </table:table-cell>
          <table:table-cell office:value-type="float" office:value="0.112778" calcext:value-type="float">
            <text:p>0.112778</text:p>
          </table:table-cell>
          <table:table-cell table:formula="of:=SUM([.B20:.F20])/5" office:value-type="float" office:value="0.1136786" calcext:value-type="float">
            <text:p>0.1136786</text:p>
          </table:table-cell>
          <table:table-cell office:value-type="float" office:value="4.969434" calcext:value-type="float">
            <text:p>4.969434</text:p>
          </table:table-cell>
          <table:table-cell office:value-type="float" office:value="4.972151" calcext:value-type="float">
            <text:p>4.972151</text:p>
          </table:table-cell>
          <table:table-cell office:value-type="float" office:value="4.965868" calcext:value-type="float">
            <text:p>4.965868</text:p>
          </table:table-cell>
          <table:table-cell office:value-type="float" office:value="4.971029" calcext:value-type="float">
            <text:p>4.971029</text:p>
          </table:table-cell>
          <table:table-cell office:value-type="float" office:value="4.99481" calcext:value-type="float">
            <text:p>4.99481</text:p>
          </table:table-cell>
          <table:table-cell table:formula="of:=SUM([.H20:.L20])/5" office:value-type="float" office:value="4.9746584" calcext:value-type="float">
            <text:p>4.9746584</text:p>
          </table:table-cell>
          <table:table-cell table:formula="of:=[.M20]/[.G20]" office:value-type="float" office:value="43.7607289322705" calcext:value-type="float">
            <text:p>43.760728932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67558" calcext:value-type="float">
            <text:p>0.067558</text:p>
          </table:table-cell>
          <table:table-cell office:value-type="float" office:value="0.067555" calcext:value-type="float">
            <text:p>0.067555</text:p>
          </table:table-cell>
          <table:table-cell office:value-type="float" office:value="0.067918" calcext:value-type="float">
            <text:p>0.067918</text:p>
          </table:table-cell>
          <table:table-cell office:value-type="float" office:value="0.067173" calcext:value-type="float">
            <text:p>0.067173</text:p>
          </table:table-cell>
          <table:table-cell office:value-type="float" office:value="0.068127" calcext:value-type="float">
            <text:p>0.068127</text:p>
          </table:table-cell>
          <table:table-cell table:formula="of:=SUM([.B21:.F21])/5" office:value-type="float" office:value="0.0676662" calcext:value-type="float">
            <text:p>0.0676662</text:p>
          </table:table-cell>
          <table:table-cell office:value-type="float" office:value="2.62319" calcext:value-type="float">
            <text:p>2.62319</text:p>
          </table:table-cell>
          <table:table-cell office:value-type="float" office:value="2.62954" calcext:value-type="float">
            <text:p>2.62954</text:p>
          </table:table-cell>
          <table:table-cell office:value-type="float" office:value="2.634182" calcext:value-type="float">
            <text:p>2.634182</text:p>
          </table:table-cell>
          <table:table-cell office:value-type="float" office:value="2.635123" calcext:value-type="float">
            <text:p>2.635123</text:p>
          </table:table-cell>
          <table:table-cell office:value-type="float" office:value="2.634921" calcext:value-type="float">
            <text:p>2.634921</text:p>
          </table:table-cell>
          <table:table-cell table:formula="of:=SUM([.H21:.L21])/5" office:value-type="float" office:value="2.6313912" calcext:value-type="float">
            <text:p>2.6313912</text:p>
          </table:table-cell>
          <table:table-cell table:formula="of:=[.M21]/[.G21]" office:value-type="float" office:value="38.8878228716848" calcext:value-type="float">
            <text:p>38.887822871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43372" calcext:value-type="float">
            <text:p>0.043372</text:p>
          </table:table-cell>
          <table:table-cell office:value-type="float" office:value="0.04369" calcext:value-type="float">
            <text:p>0.04369</text:p>
          </table:table-cell>
          <table:table-cell office:value-type="float" office:value="0.043969" calcext:value-type="float">
            <text:p>0.043969</text:p>
          </table:table-cell>
          <table:table-cell office:value-type="float" office:value="0.04311" calcext:value-type="float">
            <text:p>0.04311</text:p>
          </table:table-cell>
          <table:table-cell office:value-type="float" office:value="0.043121" calcext:value-type="float">
            <text:p>0.043121</text:p>
          </table:table-cell>
          <table:table-cell table:formula="of:=SUM([.B22:.F22])/5" office:value-type="float" office:value="0.0434524" calcext:value-type="float">
            <text:p>0.0434524</text:p>
          </table:table-cell>
          <table:table-cell office:value-type="float" office:value="1.366226" calcext:value-type="float">
            <text:p>1.366226</text:p>
          </table:table-cell>
          <table:table-cell office:value-type="float" office:value="1.360476" calcext:value-type="float">
            <text:p>1.360476</text:p>
          </table:table-cell>
          <table:table-cell office:value-type="float" office:value="1.366206" calcext:value-type="float">
            <text:p>1.366206</text:p>
          </table:table-cell>
          <table:table-cell office:value-type="float" office:value="1.363697" calcext:value-type="float">
            <text:p>1.363697</text:p>
          </table:table-cell>
          <table:table-cell office:value-type="float" office:value="1.36099" calcext:value-type="float">
            <text:p>1.36099</text:p>
          </table:table-cell>
          <table:table-cell table:formula="of:=SUM([.H22:.L22])/5" office:value-type="float" office:value="1.363519" calcext:value-type="float">
            <text:p>1.363519</text:p>
          </table:table-cell>
          <table:table-cell table:formula="of:=[.M22]/[.G22]" office:value-type="float" office:value="31.379601587024" calcext:value-type="float">
            <text:p>31.379601587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30724" calcext:value-type="float">
            <text:p>0.030724</text:p>
          </table:table-cell>
          <table:table-cell office:value-type="float" office:value="0.030898" calcext:value-type="float">
            <text:p>0.030898</text:p>
          </table:table-cell>
          <table:table-cell office:value-type="float" office:value="0.032096" calcext:value-type="float">
            <text:p>0.032096</text:p>
          </table:table-cell>
          <table:table-cell office:value-type="float" office:value="0.030657" calcext:value-type="float">
            <text:p>0.030657</text:p>
          </table:table-cell>
          <table:table-cell office:value-type="float" office:value="0.030378" calcext:value-type="float">
            <text:p>0.030378</text:p>
          </table:table-cell>
          <table:table-cell table:formula="of:=SUM([.B23:.F23])/5" office:value-type="float" office:value="0.0309506" calcext:value-type="float">
            <text:p>0.0309506</text:p>
          </table:table-cell>
          <table:table-cell office:value-type="float" office:value="0.682141" calcext:value-type="float">
            <text:p>0.682141</text:p>
          </table:table-cell>
          <table:table-cell office:value-type="float" office:value="0.681343" calcext:value-type="float">
            <text:p>0.681343</text:p>
          </table:table-cell>
          <table:table-cell office:value-type="float" office:value="0.690646" calcext:value-type="float">
            <text:p>0.690646</text:p>
          </table:table-cell>
          <table:table-cell office:value-type="float" office:value="0.678048" calcext:value-type="float">
            <text:p>0.678048</text:p>
          </table:table-cell>
          <table:table-cell office:value-type="float" office:value="0.678864" calcext:value-type="float">
            <text:p>0.678864</text:p>
          </table:table-cell>
          <table:table-cell table:formula="of:=SUM([.H23:.L23])/5" office:value-type="float" office:value="0.6822084" calcext:value-type="float">
            <text:p>0.6822084</text:p>
          </table:table-cell>
          <table:table-cell table:formula="of:=[.M23]/[.G23]" office:value-type="float" office:value="22.041847330908" calcext:value-type="float">
            <text:p>22.041847330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428" calcext:value-type="float">
            <text:p>0.025428</text:p>
          </table:table-cell>
          <table:table-cell office:value-type="float" office:value="0.025206" calcext:value-type="float">
            <text:p>0.025206</text:p>
          </table:table-cell>
          <table:table-cell office:value-type="float" office:value="0.024767" calcext:value-type="float">
            <text:p>0.02476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5132" calcext:value-type="float">
            <text:p>0.025132</text:p>
          </table:table-cell>
          <table:table-cell table:formula="of:=SUM([.B24:.F24])/5" office:value-type="float" office:value="0.0251066" calcext:value-type="float">
            <text:p>0.0251066</text:p>
          </table:table-cell>
          <table:table-cell office:value-type="float" office:value="0.347576" calcext:value-type="float">
            <text:p>0.347576</text:p>
          </table:table-cell>
          <table:table-cell office:value-type="float" office:value="0.34418" calcext:value-type="float">
            <text:p>0.34418</text:p>
          </table:table-cell>
          <table:table-cell office:value-type="float" office:value="0.343174" calcext:value-type="float">
            <text:p>0.343174</text:p>
          </table:table-cell>
          <table:table-cell office:value-type="float" office:value="0.344076" calcext:value-type="float">
            <text:p>0.344076</text:p>
          </table:table-cell>
          <table:table-cell office:value-type="float" office:value="0.345014" calcext:value-type="float">
            <text:p>0.345014</text:p>
          </table:table-cell>
          <table:table-cell table:formula="of:=SUM([.H24:.L24])/5" office:value-type="float" office:value="0.344804" calcext:value-type="float">
            <text:p>0.344804</text:p>
          </table:table-cell>
          <table:table-cell table:formula="of:=[.M24]/[.G24]" office:value-type="float" office:value="13.7335999298989" calcext:value-type="float">
            <text:p>13.7335999299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  <table:table-cell table:formula="of:=SUM([.B25:.F25])/5" office:value-type="float" office:value="0" calcext:value-type="float">
            <text:p>0</text:p>
          </table:table-cell>
          <table:table-cell table:number-columns-repeated="5"/>
          <table:table-cell table:formula="of:=SUM([.H25:.L25])/5" office:value-type="float" office:value="0" calcext:value-type="float">
            <text:p>0</text:p>
          </table:table-cell>
          <table:table-cell table:formula="of:=[.M25]/[.G2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  <table:table-cell table:formula="of:=SUM([.B26:.F26])/5" office:value-type="float" office:value="0" calcext:value-type="float">
            <text:p>0</text:p>
          </table:table-cell>
          <table:table-cell table:number-columns-repeated="5"/>
          <table:table-cell table:formula="of:=SUM([.H26:.L26])/5" office:value-type="float" office:value="0" calcext:value-type="float">
            <text:p>0</text:p>
          </table:table-cell>
          <table:table-cell table:formula="of:=[.M26]/[.G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  <table:table-cell table:formula="of:=SUM([.B27:.F27])/5" office:value-type="float" office:value="0" calcext:value-type="float">
            <text:p>0</text:p>
          </table:table-cell>
          <table:table-cell table:number-columns-repeated="5"/>
          <table:table-cell table:formula="of:=SUM([.H27:.L27])/5" office:value-type="float" office:value="0" calcext:value-type="float">
            <text:p>0</text:p>
          </table:table-cell>
          <table:table-cell table:formula="of:=[.M27]/[.G2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  <table:table-cell table:formula="of:=SUM([.B28:.F28])/5" office:value-type="float" office:value="0" calcext:value-type="float">
            <text:p>0</text:p>
          </table:table-cell>
          <table:table-cell table:number-columns-repeated="5"/>
          <table:table-cell table:formula="of:=SUM([.H28:.L28])/5" office:value-type="float" office:value="0" calcext:value-type="float">
            <text:p>0</text:p>
          </table:table-cell>
          <table:table-cell table:formula="of:=[.M28]/[.G2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3692" calcext:value-type="float">
            <text:p>0.013692</text:p>
          </table:table-cell>
          <table:table-cell office:value-type="float" office:value="0.013382" calcext:value-type="float">
            <text:p>0.013382</text:p>
          </table:table-cell>
          <table:table-cell office:value-type="float" office:value="0.013294" calcext:value-type="float">
            <text:p>0.013294</text:p>
          </table:table-cell>
          <table:table-cell office:value-type="float" office:value="0.013599" calcext:value-type="float">
            <text:p>0.013599</text:p>
          </table:table-cell>
          <table:table-cell office:value-type="float" office:value="0.013745" calcext:value-type="float">
            <text:p>0.013745</text:p>
          </table:table-cell>
          <table:table-cell table:formula="of:=SUM([.B29:.F29])/5" office:value-type="float" office:value="0.0135424" calcext:value-type="float">
            <text:p>0.0135424</text:p>
          </table:table-cell>
          <table:table-cell office:value-type="float" office:value="0.013641" calcext:value-type="float">
            <text:p>0.013641</text:p>
          </table:table-cell>
          <table:table-cell office:value-type="float" office:value="0.012415" calcext:value-type="float">
            <text:p>0.012415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1323" calcext:value-type="float">
            <text:p>0.011323</text:p>
          </table:table-cell>
          <table:table-cell office:value-type="float" office:value="0.014507" calcext:value-type="float">
            <text:p>0.014507</text:p>
          </table:table-cell>
          <table:table-cell table:formula="of:=SUM([.H29:.L29])/5" office:value-type="float" office:value="0.0132172" calcext:value-type="float">
            <text:p>0.0132172</text:p>
          </table:table-cell>
          <table:table-cell table:formula="of:=[.M29]/[.G29]" office:value-type="float" office:value="0.975986531190926" calcext:value-type="float">
            <text:p>0.975986531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 style:data-style-name="N2" text:time-value="08:10:40.8270019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07:20:51.227775759</meta:creation-date>
    <dc:date>2017-02-23T08:42:53.971252039</dc:date>
    <meta:editing-duration>PT1M58S</meta:editing-duration>
    <meta:editing-cycles>3</meta:editing-cycles>
    <meta:generator>LibreOffice/5.1.4.2$Linux_X86_64 LibreOffice_project/10m0$Build-2</meta:generator>
    <meta:document-statistic meta:table-count="1" meta:cell-count="346" meta:object-count="0"/>
  </office:meta>
</office:document-meta>
</file>